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ulukko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Gprof results of program performancetests</text:p>
          </table:table-cell>
          <table:table-cell table:number-columns-repeated="6"/>
        </table:table-row>
        <table:table-row table:style-name="ro1">
          <table:table-cell table:number-columns-repeated="6"/>
          <table:table-cell>
            <draw:frame table:end-cell-address="Taulukko1.L20" table:end-x="0.661cm" table:end-y="0.344cm" draw:z-index="0" draw:style-name="gr1" svg:width="11.18cm" svg:height="8.071cm" svg:x="0.772cm" svg:y="0.371cm">
              <draw:object draw:notify-on-update-of-ranges="Taulukko1.A11:Taulukko1.A11 Taulukko1.B11:Taulukko1.E11 Taulukko1.A12:Taulukko1.A12 Taulukko1.B12:Taulukko1.E12 Taulukko1.A13:Taulukko1.A13 Taulukko1.B13:Taulukko1.E13 Taulukko1.A14:Taulukko1.A14 Taulukko1.B14:Taulukko1.E14 Taulukko1.A15:Taulukko1.A15 Taulukko1.B15:Taulukko1.E15 Taulukko1.A16:Taulukko1.A16 Taulukko1.B16:Taulukko1.E16 Taulukko1.A17:Taulukko1.A17 Taulukko1.B17:Taulukko1.E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nvelope</text:p>
          </table:table-cell>
          <table:table-cell office:value-type="string">
            <text:p>self seconds of MainOscillator::applyEnvelope()</text:p>
          </table:table-cell>
          <table:table-cell table:number-columns-repeated="5"/>
        </table:table-row>
        <table:table-row table:style-name="ro1">
          <table:table-cell office:value-type="string">
            <text:p>wavetable</text:p>
          </table:table-cell>
          <table:table-cell office:value-type="string">
            <text:p>self seconds of MainOscillator::synthesizeFromWavetable()</text:p>
          </table:table-cell>
          <table:table-cell table:number-columns-repeated="5"/>
        </table:table-row>
        <table:table-row table:style-name="ro1">
          <table:table-cell office:value-type="string">
            <text:p>triangle</text:p>
          </table:table-cell>
          <table:table-cell office:value-type="string">
            <text:p>self seconds of MainOscillator::synthesizeTriangleWave()</text:p>
          </table:table-cell>
          <table:table-cell table:number-columns-repeated="5"/>
        </table:table-row>
        <table:table-row table:style-name="ro1">
          <table:table-cell office:value-type="string">
            <text:p>sawtooth</text:p>
          </table:table-cell>
          <table:table-cell office:value-type="string">
            <text:p>self seconds of MainOscillator::synthesizeSawtoothWave()</text:p>
          </table:table-cell>
          <table:table-cell table:number-columns-repeated="5"/>
        </table:table-row>
        <table:table-row table:style-name="ro1">
          <table:table-cell office:value-type="string">
            <text:p>pulse</text:p>
          </table:table-cell>
          <table:table-cell office:value-type="string">
            <text:p>self seconds of MainOscillator::synthesizePulseWave()</text:p>
          </table:table-cell>
          <table:table-cell table:number-columns-repeated="5"/>
        </table:table-row>
        <table:table-row table:style-name="ro1">
          <table:table-cell office:value-type="string">
            <text:p>generate</text:p>
          </table:table-cell>
          <table:table-cell office:value-type="string">
            <text:p>self seconds of MainOscillator::generateSound()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riginal</text:p>
          </table:table-cell>
          <table:table-cell office:value-type="string">
            <text:p>GCC1</text:p>
          </table:table-cell>
          <table:table-cell office:value-type="string">
            <text:p>GCC2</text:p>
          </table:table-cell>
          <table:table-cell office:value-type="string">
            <text:p>pointer1</text:p>
          </table:table-cell>
          <table:table-cell table:number-columns-repeated="2"/>
        </table:table-row>
        <table:table-row table:style-name="ro1">
          <table:table-cell office:value-type="string">
            <text:p>envelope</text:p>
          </table:table-cell>
          <table:table-cell table:number-columns-repeated="2" office:value-type="float" office:value="6.54">
            <text:p>6,54</text:p>
          </table:table-cell>
          <table:table-cell office:value-type="float" office:value="1.4">
            <text:p>1,4</text:p>
          </table:table-cell>
          <table:table-cell office:value-type="float" office:value="1.39">
            <text:p>1,39</text:p>
          </table:table-cell>
          <table:table-cell table:number-columns-repeated="2"/>
        </table:table-row>
        <table:table-row table:style-name="ro1">
          <table:table-cell office:value-type="string">
            <text:p>wavetable</text:p>
          </table:table-cell>
          <table:table-cell office:value-type="float" office:value="5.94">
            <text:p>5,94</text:p>
          </table:table-cell>
          <table:table-cell office:value-type="float" office:value="3.6">
            <text:p>3,6</text:p>
          </table:table-cell>
          <table:table-cell office:value-type="float" office:value="3.5">
            <text:p>3,5</text:p>
          </table:table-cell>
          <table:table-cell office:value-type="float" office:value="1.91">
            <text:p>1,91</text:p>
          </table:table-cell>
          <table:table-cell table:number-columns-repeated="2"/>
        </table:table-row>
        <table:table-row table:style-name="ro1">
          <table:table-cell office:value-type="string">
            <text:p>triangle</text:p>
          </table:table-cell>
          <table:table-cell office:value-type="float" office:value="4.29">
            <text:p>4,29</text:p>
          </table:table-cell>
          <table:table-cell office:value-type="float" office:value="2.53">
            <text:p>2,53</text:p>
          </table:table-cell>
          <table:table-cell office:value-type="float" office:value="1.66">
            <text:p>1,66</text:p>
          </table:table-cell>
          <table:table-cell office:value-type="float" office:value="1.64">
            <text:p>1,64</text:p>
          </table:table-cell>
          <table:table-cell table:number-columns-repeated="2"/>
        </table:table-row>
        <table:table-row table:style-name="ro1">
          <table:table-cell office:value-type="string">
            <text:p>pulse</text:p>
          </table:table-cell>
          <table:table-cell office:value-type="float" office:value="3.75">
            <text:p>3,75</text:p>
          </table:table-cell>
          <table:table-cell office:value-type="float" office:value="1.81">
            <text:p>1,81</text:p>
          </table:table-cell>
          <table:table-cell office:value-type="float" office:value="1.36">
            <text:p>1,36</text:p>
          </table:table-cell>
          <table:table-cell office:value-type="float" office:value="1.4">
            <text:p>1,4</text:p>
          </table:table-cell>
          <table:table-cell table:number-columns-repeated="2"/>
        </table:table-row>
        <table:table-row table:style-name="ro1">
          <table:table-cell office:value-type="string">
            <text:p>sawtooth</text:p>
          </table:table-cell>
          <table:table-cell office:value-type="float" office:value="3.03">
            <text:p>3,03</text:p>
          </table:table-cell>
          <table:table-cell office:value-type="float" office:value="1.36">
            <text:p>1,36</text:p>
          </table:table-cell>
          <table:table-cell office:value-type="float" office:value="1.22">
            <text:p>1,22</text:p>
          </table:table-cell>
          <table:table-cell office:value-type="float" office:value="0.6">
            <text:p>0,6</text:p>
          </table:table-cell>
          <table:table-cell table:number-columns-repeated="2"/>
        </table:table-row>
        <table:table-row table:style-name="ro1">
          <table:table-cell office:value-type="string">
            <text:p>generate</text:p>
          </table:table-cell>
          <table:table-cell/>
          <table:table-cell office:value-type="float" office:value="0.11">
            <text:p>0,11</text:p>
          </table:table-cell>
          <table:table-cell office:value-type="float" office:value="0.09">
            <text:p>0,09</text:p>
          </table:table-cell>
          <table:table-cell office:value-type="float" office:value="0.11">
            <text:p>0,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original: no optimizations</text:p>
          </table:table-cell>
          <table:table-cell table:number-columns-repeated="6"/>
        </table:table-row>
        <table:table-row table:style-name="ro1">
          <table:table-cell office:value-type="string">
            <text:p>GCC1: compiler option -O2</text:p>
          </table:table-cell>
          <table:table-cell table:number-columns-repeated="6"/>
        </table:table-row>
        <table:table-row table:style-name="ro1">
          <table:table-cell office:value-type="string">
            <text:p>GCC2: compiler options -O2 -march=athlon-xp</text:p>
          </table:table-cell>
          <table:table-cell table:number-columns-repeated="6"/>
        </table:table-row>
        <table:table-row table:style-name="ro1">
          <table:table-cell office:value-type="string">
            <text:p>pointer1: pointer optimizations in waveform generator functions</text:p>
          </table:table-cell>
          <table:table-cell table:number-columns-repeated="6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1">31.03.2012</text:date>, <text:time>18:35:34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31T16:12:58</meta:creation-date>
    <dc:date>2012-03-31T18:35:33</dc:date>
    <dc:creator>AT </dc:creator>
    <meta:editing-duration>PT01H10M31S</meta:editing-duration>
    <meta:editing-cycles>9</meta:editing-cycles>
    <meta:generator>OpenOffice.org/3.2$Linux OpenOffice.org_project/320m12$Build-9483</meta:generator>
    <meta:document-statistic meta:table-count="3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81cm" svg:height="8.072cm" xlink:href=".." chart:class="chart:line" chart:style-name="ch1">
        <chart:legend chart:legend-position="end" svg:x="9.012cm" svg:y="2.817cm" chart:style-name="ch2"/>
        <chart:plot-area chart:style-name="ch3" table:cell-range-address="Taulukko1.A11:Taulukko1.E17" chart:data-source-has-labels="both" svg:x="0.223cm" svg:y="0.161cm" svg:width="8.567cm" svg:height="7.589cm">
          <chart:axis chart:dimension="x" chart:name="primary-x" chart:style-name="ch4">
            <chart:categories table:cell-range-address="Taulukko1.B11:Taulukko1.E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ulukko1.B12:Taulukko1.E12" chart:label-cell-address="Taulukko1.A12:Taulukko1.A12" chart:class="chart:line">
            <chart:data-point chart:repeated="4"/>
          </chart:series>
          <chart:series chart:style-name="ch7" chart:values-cell-range-address="Taulukko1.B13:Taulukko1.E13" chart:label-cell-address="Taulukko1.A13:Taulukko1.A13" chart:class="chart:line">
            <chart:data-point chart:repeated="4"/>
          </chart:series>
          <chart:series chart:style-name="ch8" chart:values-cell-range-address="Taulukko1.B14:Taulukko1.E14" chart:label-cell-address="Taulukko1.A14:Taulukko1.A14" chart:class="chart:line">
            <chart:data-point chart:repeated="4"/>
          </chart:series>
          <chart:series chart:style-name="ch9" chart:values-cell-range-address="Taulukko1.B15:Taulukko1.E15" chart:label-cell-address="Taulukko1.A15:Taulukko1.A15" chart:class="chart:line">
            <chart:data-point chart:repeated="4"/>
          </chart:series>
          <chart:series chart:style-name="ch10" chart:values-cell-range-address="Taulukko1.B16:Taulukko1.E16" chart:label-cell-address="Taulukko1.A16:Taulukko1.A16" chart:class="chart:line">
            <chart:data-point chart:repeated="4"/>
          </chart:series>
          <chart:series chart:style-name="ch11" chart:values-cell-range-address="Taulukko1.B17:Taulukko1.E17" chart:label-cell-address="Taulukko1.A17:Taulukko1.A1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ulukko1.B11:Taulukko1.E11">original</text:p>
              </table:table-cell>
              <table:table-cell office:value-type="string">
                <text:p>GCC1</text:p>
              </table:table-cell>
              <table:table-cell office:value-type="string">
                <text:p>GCC2</text:p>
              </table:table-cell>
              <table:table-cell office:value-type="string">
                <text:p>pointer1</text:p>
              </table:table-cell>
            </table:table-row>
          </table:table-header-rows>
          <table:table-rows>
            <table:table-row>
              <table:table-cell office:value-type="string">
                <text:p text:id="Taulukko1.A12:Taulukko1.A12">envelope</text:p>
              </table:table-cell>
              <table:table-cell office:value-type="float" office:value="6.54">
                <text:p text:id="Taulukko1.B12:Taulukko1.E12">6.54</text:p>
              </table:table-cell>
              <table:table-cell office:value-type="float" office:value="6.54">
                <text:p>6.54</text:p>
              </table:table-cell>
              <table:table-cell office:value-type="float" office:value="1.4">
                <text:p>1.4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 text:id="Taulukko1.A13:Taulukko1.A13">wavetable</text:p>
              </table:table-cell>
              <table:table-cell office:value-type="float" office:value="5.94">
                <text:p text:id="Taulukko1.B13:Taulukko1.E13">5.94</text:p>
              </table:table-cell>
              <table:table-cell office:value-type="float" office:value="3.6">
                <text:p>3.6</text:p>
              </table:table-cell>
              <table:table-cell office:value-type="float" office:value="3.5">
                <text:p>3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 text:id="Taulukko1.A14:Taulukko1.A14">triangle</text:p>
              </table:table-cell>
              <table:table-cell office:value-type="float" office:value="4.29">
                <text:p text:id="Taulukko1.B14:Taulukko1.E14">4.29</text:p>
              </table:table-cell>
              <table:table-cell office:value-type="float" office:value="2.53">
                <text:p>2.53</text:p>
              </table:table-cell>
              <table:table-cell office:value-type="float" office:value="1.66">
                <text:p>1.6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 text:id="Taulukko1.A15:Taulukko1.A15">pulse</text:p>
              </table:table-cell>
              <table:table-cell office:value-type="float" office:value="3.75">
                <text:p text:id="Taulukko1.B15:Taulukko1.E15">3.75</text:p>
              </table:table-cell>
              <table:table-cell office:value-type="float" office:value="1.81">
                <text:p>1.81</text:p>
              </table:table-cell>
              <table:table-cell office:value-type="float" office:value="1.36">
                <text:p>1.3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 text:id="Taulukko1.A16:Taulukko1.A16">sawtooth</text:p>
              </table:table-cell>
              <table:table-cell office:value-type="float" office:value="3.03">
                <text:p text:id="Taulukko1.B16:Taulukko1.E16">3.03</text:p>
              </table:table-cell>
              <table:table-cell office:value-type="float" office:value="1.36">
                <text:p>1.36</text:p>
              </table:table-cell>
              <table:table-cell office:value-type="float" office:value="1.22">
                <text:p>1.2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 text:id="Taulukko1.A17:Taulukko1.A17">generate</text:p>
              </table:table-cell>
              <table:table-cell office:value-type="float" office:value="1.#NAN">
                <text:p text:id="Taulukko1.B17:Taulukko1.E17">1.#NAN</text:p>
              </table:table-cell>
              <table:table-cell office:value-type="float" office:value="0.11">
                <text:p>0.11</text:p>
              </table:table-cell>
              <table:table-cell office:value-type="float" office:value="0.09">
                <text:p>0.09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